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8f6d" officeooo:paragraph-rsid="00068f6d" style:font-size-asian="14pt" style:font-size-complex="16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497c8" officeooo:paragraph-rsid="000497c8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.2 Capacity, Over-fitting, Under-fitting:-</text:p>
      <text:p text:style-name="P1"/>
      <text:p text:style-name="P1">Dataset Preparation ( Train Data, Test Data 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17:47:57.403828580</meta:creation-date>
    <meta:generator>LibreOffice/6.4.7.2$Linux_X86_64 LibreOffice_project/40$Build-2</meta:generator>
    <dc:date>2023-10-09T18:07:07.307906481</dc:date>
    <meta:editing-duration>PT8M6S</meta:editing-duration>
    <meta:editing-cycles>1</meta:editing-cycles>
    <meta:document-statistic meta:table-count="0" meta:image-count="0" meta:object-count="0" meta:page-count="1" meta:paragraph-count="2" meta:word-count="12" meta:character-count="88" meta:non-whitespace-character-count="78"/>
  </office:meta>
</office:document-meta>
</file>